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1.7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.0811in" svg:height="3.5437in" svg:x="0.4795in" svg:y="4.0776in">
            <draw:object draw:notify-on-update-of-ranges="Sheet1.F3:Sheet1.F3 Sheet1.A3:Sheet1.A9 Sheet1.G2:Sheet1.G2 Sheet1.G3:Sheet1.G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0909in" svg:height="3.5441in" svg:x="4.3181in" svg:y="4.0197in">
            <draw:object draw:notify-on-update-of-ranges="Sheet1.H19:Sheet1.H19 Sheet1.A3:Sheet1.A9 Sheet1.F3:Sheet1.F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4"/>
        <table:table-column table:style-name="co2" table:default-cell-style-name="ce5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unmodified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otected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overhead</text:p>
          </table:table-cell>
          <table:covered-table-cell table:style-name="ce2"/>
          <table:table-cell table:number-columns-repeated="4"/>
        </table:table-row>
        <table:table-row table:style-name="ro1">
          <table:table-cell table:style-name="ce1"/>
          <table:table-cell table:style-name="ce2" office:value-type="string" calcext:value-type="string">
            <text:p>binary size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binary size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binary size</text:p>
          </table:table-cell>
          <table:table-cell table:style-name="ce2" office:value-type="string" calcext:value-type="string">
            <text:p>run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.namd</text:p>
          </table:table-cell>
          <table:table-cell office:value-type="float" office:value="242072" calcext:value-type="float">
            <text:p>242072</text:p>
          </table:table-cell>
          <table:table-cell office:value-type="float" office:value="323" calcext:value-type="float">
            <text:p>323</text:p>
          </table:table-cell>
          <table:table-cell office:value-type="float" office:value="243320" calcext:value-type="float">
            <text:p>243320</text:p>
          </table:table-cell>
          <table:table-cell office:value-type="float" office:value="322" calcext:value-type="float">
            <text:p>322</text:p>
          </table:table-cell>
          <table:table-cell table:formula="of:=[.D3]/[.B3] -1" office:value-type="percentage" office:value="0.00515549092831891" calcext:value-type="percentage">
            <text:p>0.52%</text:p>
          </table:table-cell>
          <table:table-cell table:style-name="ce5" table:formula="of:=[.E3]/[.C3]-1" office:value-type="percentage" office:value="-0.00309597523219818" calcext:value-type="percentage">
            <text:p>-0.3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7.dealII</text:p>
          </table:table-cell>
          <table:table-cell office:value-type="float" office:value="568152" calcext:value-type="float">
            <text:p>568152</text:p>
          </table:table-cell>
          <table:table-cell office:value-type="string" calcext:value-type="string">
            <text:p>Runtime Error</text:p>
          </table:table-cell>
          <table:table-cell office:value-type="float" office:value="2823048" calcext:value-type="float">
            <text:p>2823048</text:p>
          </table:table-cell>
          <table:table-cell office:value-type="string" calcext:value-type="string">
            <text:p>Runtime Error</text:p>
          </table:table-cell>
          <table:table-cell table:formula="of:=[.D4]/[.B4] -1" office:value-type="percentage" office:value="3.9688252439488" calcext:value-type="percentage">
            <text:p>396.88%</text:p>
          </table:table-cell>
          <table:table-cell table:style-name="ce5" table:formula="of:=[.E4]/[.C4]-1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0.soplex</text:p>
          </table:table-cell>
          <table:table-cell office:value-type="float" office:value="353088" calcext:value-type="float">
            <text:p>353088</text:p>
          </table:table-cell>
          <table:table-cell office:value-type="string" calcext:value-type="string">
            <text:p>Runtime Error</text:p>
          </table:table-cell>
          <table:table-cell office:value-type="float" office:value="1019360" calcext:value-type="float">
            <text:p>1019360</text:p>
          </table:table-cell>
          <table:table-cell office:value-type="string" calcext:value-type="string">
            <text:p>Runtime Error</text:p>
          </table:table-cell>
          <table:table-cell table:formula="of:=[.D5]/[.B5] -1" office:value-type="percentage" office:value="1.88698568062353" calcext:value-type="percentage">
            <text:p>188.70%</text:p>
          </table:table-cell>
          <table:table-cell table:style-name="ce5" table:formula="of:=[.E5]/[.C5]-1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3.povray</text:p>
          </table:table-cell>
          <table:table-cell office:value-type="float" office:value="1183896" calcext:value-type="float">
            <text:p>1183896</text:p>
          </table:table-cell>
          <table:table-cell office:value-type="float" office:value="145" calcext:value-type="float">
            <text:p>145</text:p>
          </table:table-cell>
          <table:table-cell office:value-type="float" office:value="1194176" calcext:value-type="float">
            <text:p>1194176</text:p>
          </table:table-cell>
          <table:table-cell office:value-type="float" office:value="144" calcext:value-type="float">
            <text:p>144</text:p>
          </table:table-cell>
          <table:table-cell table:formula="of:=[.D6]/[.B6] -1" office:value-type="percentage" office:value="0.00868319514551952" calcext:value-type="percentage">
            <text:p>0.87%</text:p>
          </table:table-cell>
          <table:table-cell table:style-name="ce5" table:formula="of:=[.E6]/[.C6]-1" office:value-type="percentage" office:value="-0.00689655172413795" calcext:value-type="percentage">
            <text:p>-0.6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1.omnetpp</text:p>
          </table:table-cell>
          <table:table-cell office:value-type="float" office:value="891112" calcext:value-type="float">
            <text:p>891112</text:p>
          </table:table-cell>
          <table:table-cell office:value-type="float" office:value="278" calcext:value-type="float">
            <text:p>278</text:p>
          </table:table-cell>
          <table:table-cell office:value-type="float" office:value="1185880" calcext:value-type="float">
            <text:p>1185880</text:p>
          </table:table-cell>
          <table:table-cell office:value-type="float" office:value="277" calcext:value-type="float">
            <text:p>277</text:p>
          </table:table-cell>
          <table:table-cell table:formula="of:=[.D7]/[.B7] -1" office:value-type="percentage" office:value="0.330786702457155" calcext:value-type="percentage">
            <text:p>33.08%</text:p>
          </table:table-cell>
          <table:table-cell table:style-name="ce5" table:formula="of:=[.E7]/[.C7]-1" office:value-type="percentage" office:value="-0.00359712230215825" calcext:value-type="percentage">
            <text:p>-0.3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3.astar</text:p>
          </table:table-cell>
          <table:table-cell office:value-type="float" office:value="41096" calcext:value-type="float">
            <text:p>41096</text:p>
          </table:table-cell>
          <table:table-cell office:value-type="float" office:value="321" calcext:value-type="float">
            <text:p>321</text:p>
          </table:table-cell>
          <table:table-cell office:value-type="float" office:value="42456" calcext:value-type="float">
            <text:p>42456</text:p>
          </table:table-cell>
          <table:table-cell office:value-type="float" office:value="323" calcext:value-type="float">
            <text:p>323</text:p>
          </table:table-cell>
          <table:table-cell table:formula="of:=[.D8]/[.B8] -1" office:value-type="percentage" office:value="0.0330932450846797" calcext:value-type="percentage">
            <text:p>3.31%</text:p>
          </table:table-cell>
          <table:table-cell table:style-name="ce5" table:formula="of:=[.E8]/[.C8]-1" office:value-type="percentage" office:value="0.00623052959501558" calcext:value-type="percentage">
            <text:p>0.6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3.xalancbmk</text:p>
          </table:table-cell>
          <table:table-cell office:value-type="float" office:value="4388640" calcext:value-type="float">
            <text:p>4388640</text:p>
          </table:table-cell>
          <table:table-cell office:value-type="float" office:value="189" calcext:value-type="float">
            <text:p>189</text:p>
          </table:table-cell>
          <table:table-cell office:value-type="float" office:value="8784568" calcext:value-type="float">
            <text:p>8784568</text:p>
          </table:table-cell>
          <table:table-cell office:value-type="string" calcext:value-type="string">
            <text:p>Runtime Error</text:p>
          </table:table-cell>
          <table:table-cell table:formula="of:=[.D9]/[.B9] -1" office:value-type="percentage" office:value="1.00166065113566" calcext:value-type="percentage">
            <text:p>100.17%</text:p>
          </table:table-cell>
          <table:table-cell table:style-name="ce5" table:formula="of:=[.E9]/[.C9]-1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Default"/>
          <table:table-cell table:style-name="ce2" office:value-type="string" calcext:value-type="string">
            <text:p>nb dynamic classes</text:p>
          </table:table-cell>
          <table:table-cell table:style-name="ce2" office:value-type="string" calcext:value-type="string">
            <text:p>nb checks</text:p>
          </table:table-cell>
          <table:table-cell table:style-name="ce2" office:value-type="string" calcext:value-type="string">
            <text:p>Dropped Alignment Checks</text:p>
          </table:table-cell>
          <table:table-cell table:style-name="ce2" office:value-type="string" calcext:value-type="string">
            <text:p>% checks dropped</text:p>
          </table:table-cell>
          <table:table-cell table:style-name="ce2" office:value-type="string" calcext:value-type="string">
            <text:p>max ran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4.nam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IF([.D13] = 0; 0; [.D13]/[.C13])" office:value-type="percentage" office:value="0" calcext:value-type="percentage">
            <text:p>0.00%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7.dealII</text:p>
          </table:table-cell>
          <table:table-cell office:value-type="float" office:value="2223" calcext:value-type="float">
            <text:p>2223</text:p>
          </table:table-cell>
          <table:table-cell office:value-type="float" office:value="928" calcext:value-type="float">
            <text:p>928</text:p>
          </table:table-cell>
          <table:table-cell office:value-type="float" office:value="96" calcext:value-type="float">
            <text:p>96</text:p>
          </table:table-cell>
          <table:table-cell table:style-name="ce5" table:formula="of:=IF([.D14] = 0; 0; [.D14]/[.C14])" office:value-type="percentage" office:value="0.103448275862069" calcext:value-type="percentage">
            <text:p>10.34%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0.soplex</text:p>
          </table:table-cell>
          <table:table-cell office:value-type="float" office:value="290" calcext:value-type="float">
            <text:p>290</text:p>
          </table:table-cell>
          <table:table-cell office:value-type="float" office:value="553" calcext:value-type="float">
            <text:p>553</text:p>
          </table:table-cell>
          <table:table-cell office:value-type="float" office:value="121" calcext:value-type="float">
            <text:p>121</text:p>
          </table:table-cell>
          <table:table-cell table:style-name="ce5" table:formula="of:=IF([.D15] = 0; 0; [.D15]/[.C15])" office:value-type="percentage" office:value="0.21880650994575" calcext:value-type="percentage">
            <text:p>21.88%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3.povray</text:p>
          </table:table-cell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style-name="ce5" table:formula="of:=IF([.D16] = 0; 0; [.D16]/[.C16])" office:value-type="percentage" office:value="0" calcext:value-type="percentage">
            <text:p>0.00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1.omnetpp</text:p>
          </table:table-cell>
          <table:table-cell office:value-type="float" office:value="425" calcext:value-type="float">
            <text:p>425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style-name="ce5" table:formula="of:=IF([.D17] = 0; 0; [.D17]/[.C17])" office:value-type="percentage" office:value="0.00138888888888889" calcext:value-type="percentage">
            <text:p>0.14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3.as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table:formula="of:=IF([.D18] = 0; 0; [.D18]/[.C18])" office:value-type="percentage" office:value="0" calcext:value-type="percentage">
            <text:p>0.00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83.xalancbmk</text:p>
          </table:table-cell>
          <table:table-cell office:value-type="float" office:value="1680" calcext:value-type="float">
            <text:p>1680</text:p>
          </table:table-cell>
          <table:table-cell office:value-type="float" office:value="9375" calcext:value-type="float">
            <text:p>9375</text:p>
          </table:table-cell>
          <table:table-cell office:value-type="float" office:value="1469" calcext:value-type="float">
            <text:p>1469</text:p>
          </table:table-cell>
          <table:table-cell table:style-name="ce5" table:formula="of:=IF([.D19] = 0; 0; [.D19]/[.C19])" office:value-type="percentage" office:value="0.156693333333333" calcext:value-type="percentage">
            <text:p>15.67%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03:31:02.67655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en Engels</meta:initial-creator>
    <meta:creation-date>2015-01-21T17:49:04.737006443</meta:creation-date>
    <dc:date>2015-01-22T08:13:59.084026000</dc:date>
    <meta:editing-duration>PT4H18M17S</meta:editing-duration>
    <meta:editing-cycles>4</meta:editing-cycles>
    <meta:generator>LibreOffice/4.3.4.1$MacOSX_x86 LibreOffice_project/bc356b2f991740509f321d70e4512a6a54c5f243</meta:generator>
    <meta:document-statistic meta:table-count="1" meta:cell-count="1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827cm" svg:height="9.002cm" xlink:href=".." xlink:type="simple" chart:class="chart:bar" chart:style-name="ch1">
        <chart:title svg:x="1.955cm" svg:y="0.315cm" chart:style-name="ch2">
          <text:p>Runtime overhead</text:p>
        </chart:title>
        <chart:plot-area chart:style-name="ch3" table:cell-range-address="Sheet1.F3:Sheet1.F3 Sheet1.A3:Sheet1.A9 Sheet1.G2:Sheet1.G9" chart:data-source-has-labels="both" svg:x="0.156cm" svg:y="1.266cm" svg:width="7.515cm" svg:height="7.556cm">
          <chartooo:coordinate-region svg:x="0.719cm" svg:y="1.266cm" svg:width="6.447cm" svg:height="6.931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G9" chart:label-cell-address="Sheet1.G2:Sheet1.G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time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44.namd</text:p>
                <draw:g>
                  <svg:desc>Sheet1.A3:Sheet1.A9</svg:desc>
                </draw:g>
              </table:table-cell>
              <table:table-cell office:value-type="float" office:value="-0.00309597523219818">
                <text:p>-0.00309597523219818</text:p>
                <draw:g>
                  <svg:desc>Sheet1.G3:Sheet1.G9</svg:desc>
                </draw:g>
              </table:table-cell>
            </table:table-row>
            <table:table-row>
              <table:table-cell office:value-type="string">
                <text:p>447.dealII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.soplex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.povray</text:p>
              </table:table-cell>
              <table:table-cell office:value-type="float" office:value="-0.00689655172413795">
                <text:p>-0.00689655172413795</text:p>
              </table:table-cell>
            </table:table-row>
            <table:table-row>
              <table:table-cell office:value-type="string">
                <text:p>471.omnetpp</text:p>
              </table:table-cell>
              <table:table-cell office:value-type="float" office:value="-0.00359712230215825">
                <text:p>-0.00359712230215825</text:p>
              </table:table-cell>
            </table:table-row>
            <table:table-row>
              <table:table-cell office:value-type="string">
                <text:p>473.astar</text:p>
              </table:table-cell>
              <table:table-cell office:value-type="float" office:value="0.00623052959501558">
                <text:p>0.00623052959501558</text:p>
              </table:table-cell>
            </table:table-row>
            <table:table-row>
              <table:table-cell office:value-type="string">
                <text:p>483.xalancbmk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92cm" svg:height="9.003cm" xlink:href=".." xlink:type="simple" chart:class="chart:bar" chart:style-name="ch1">
        <chart:title svg:x="2.973cm" svg:y="0.315cm" chart:style-name="ch2">
          <text:p>Binary size overhead</text:p>
        </chart:title>
        <chart:plot-area chart:style-name="ch3" table:cell-range-address="Sheet1.H19:Sheet1.H19 Sheet1.A3:Sheet1.A9 Sheet1.F3:Sheet1.F9" chart:data-source-has-labels="both" svg:x="0.207cm" svg:y="1.266cm" svg:width="9.978cm" svg:height="7.557cm">
          <chartooo:coordinate-region svg:x="2.828cm" svg:y="1.266cm" svg:width="6.656cm" svg:height="6.932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444.namd</text:p>
                <draw:g>
                  <svg:desc>Sheet1.A3:Sheet1.A9</svg:desc>
                </draw:g>
              </table:table-cell>
              <table:table-cell office:value-type="float" office:value="0.00515549092831891">
                <text:p>0.00515549092831891</text:p>
                <draw:g>
                  <svg:desc>Sheet1.F3:Sheet1.F9</svg:desc>
                </draw:g>
              </table:table-cell>
            </table:table-row>
            <table:table-row>
              <table:table-cell office:value-type="string">
                <text:p>447.dealII</text:p>
              </table:table-cell>
              <table:table-cell office:value-type="float" office:value="3.9688252439488">
                <text:p>3.9688252439488</text:p>
              </table:table-cell>
            </table:table-row>
            <table:table-row>
              <table:table-cell office:value-type="string">
                <text:p>450.soplex</text:p>
              </table:table-cell>
              <table:table-cell office:value-type="float" office:value="1.88698568062353">
                <text:p>1.88698568062353</text:p>
              </table:table-cell>
            </table:table-row>
            <table:table-row>
              <table:table-cell office:value-type="string">
                <text:p>453.povray</text:p>
              </table:table-cell>
              <table:table-cell office:value-type="float" office:value="0.00868319514551952">
                <text:p>0.00868319514551952</text:p>
              </table:table-cell>
            </table:table-row>
            <table:table-row>
              <table:table-cell office:value-type="string">
                <text:p>471.omnetpp</text:p>
              </table:table-cell>
              <table:table-cell office:value-type="float" office:value="0.330786702457155">
                <text:p>0.330786702457155</text:p>
              </table:table-cell>
            </table:table-row>
            <table:table-row>
              <table:table-cell office:value-type="string">
                <text:p>473.astar</text:p>
              </table:table-cell>
              <table:table-cell office:value-type="float" office:value="0.0330932450846797">
                <text:p>0.0330932450846797</text:p>
              </table:table-cell>
            </table:table-row>
            <table:table-row>
              <table:table-cell office:value-type="string">
                <text:p>483.xalancbmk</text:p>
              </table:table-cell>
              <table:table-cell office:value-type="float" office:value="1.00166065113566">
                <text:p>1.001660651135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